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a138" officeooo:paragraph-rsid="000aa138"/>
    </style:style>
    <style:style style:name="P2" style:family="paragraph" style:parent-style-name="Standard">
      <style:text-properties officeooo:rsid="000aa138" officeooo:paragraph-rsid="000aa138"/>
    </style:style>
    <style:style style:name="P3" style:family="paragraph" style:parent-style-name="Standard">
      <style:text-properties officeooo:rsid="000c939d" officeooo:paragraph-rsid="000c939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toggle menu</text:p>
      <text:p text:style-name="P1">2. arranger le footer</text:p>
      <text:p text:style-name="P1">3. formulaire</text:p>
      <text:p text:style-name="P1">4. animations</text:p>
      <text:p text:style-name="P3">5. Reorganiser les dossi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01:26:37.671444125</meta:creation-date>
    <meta:editing-duration>PT2M4S</meta:editing-duration>
    <meta:editing-cycles>3</meta:editing-cycles>
    <meta:generator>LibreOffice/6.0.7.3$Linux_X86_64 LibreOffice_project/00m0$Build-3</meta:generator>
    <dc:date>2019-09-04T01:29:00.573444683</dc:date>
    <meta:document-statistic meta:table-count="0" meta:image-count="0" meta:object-count="0" meta:page-count="1" meta:paragraph-count="5" meta:word-count="15" meta:character-count="88" meta:non-whitespace-character-count="78"/>
  </office:meta>
</office:document-meta>
</file>